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没有填充和线条的对象">
      <style:graphic-properties draw:ole-draw-aspect="1" style:protect="size"/>
    </style:style>
    <style:style style:name="gr2" style:family="graphic" style:parent-style-name="standard">
      <style:graphic-properties draw:textarea-vertical-align="top"/>
    </style:style>
    <style:style style:name="P1" style:family="paragraph">
      <style:paragraph-properties fo:text-align="center"/>
      <style:text-properties fo:font-family="'Calibri Light'" style:font-style-name="标准" style:font-family-generic="swiss" style:font-pitch="variable" fo:font-size="18pt" fo:font-weight="250" style:letter-kerning="true" style:font-family-asian="微软雅黑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text-position="33%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style:text-position="33% 58%" fo:font-size="14pt" style:font-size-asian="14pt" style:font-size-complex="14pt"/>
    </style:style>
    <style:style style:name="T5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standard" xml:id="id30" draw:id="id30" draw:layer="layout" svg:width="1cm" svg:height="1cm" svg:x="2.5cm" svg:y="5.1cm">
          <text:p text:style-name="P1">z<text:span text:style-name="T1">-1</text:span></text:p>
        </draw:rect>
        <draw:rect draw:style-name="standard" draw:text-style-name="P3" xml:id="id1" draw:id="id1" draw:layer="layout" svg:width="1.5cm" svg:height="1cm" svg:x="5.35cm" svg:y="2cm">
          <text:p text:style-name="P2"><text:span text:style-name="T2">↓</text:span><text:span text:style-name="T2">K</text:span></text:p>
        </draw:rect>
        <draw:rect draw:style-name="standard" xml:id="id31" draw:id="id31" draw:layer="layout" svg:width="1cm" svg:height="1cm" svg:x="2.5cm" svg:y="3cm">
          <text:p text:style-name="P2">z<text:span text:style-name="T1">-1</text:span></text:p>
        </draw:rect>
        <draw:rect draw:style-name="standard" xml:id="id29" draw:id="id29" draw:layer="layout" svg:width="1cm" svg:height="1cm" svg:x="2.5cm" svg:y="7.2cm">
          <text:p text:style-name="P2">z<text:span text:style-name="T1">-1</text:span></text:p>
        </draw:rect>
        <draw:rect draw:style-name="standard" xml:id="id28" draw:id="id28" draw:layer="layout" svg:width="1cm" svg:height="1cm" svg:x="2.5cm" svg:y="9.8cm">
          <text:p text:style-name="P2">z<text:span text:style-name="T1">-1</text:span></text:p>
        </draw:rect>
        <draw:rect draw:style-name="standard" draw:text-style-name="P4" xml:id="id3" draw:id="id3" draw:layer="layout" svg:width="1.5cm" svg:height="1cm" svg:x="5.35cm" svg:y="4.1cm">
          <text:p text:style-name="P2"><text:span text:style-name="T2">↓</text:span><text:span text:style-name="T2">K</text:span></text:p>
        </draw:rect>
        <draw:rect draw:style-name="standard" draw:text-style-name="P4" xml:id="id5" draw:id="id5" draw:layer="layout" svg:width="1.5cm" svg:height="1cm" svg:x="5.35cm" svg:y="6.1cm">
          <text:p text:style-name="P2"><text:span text:style-name="T2">↓</text:span><text:span text:style-name="T2">K</text:span></text:p>
        </draw:rect>
        <draw:rect draw:style-name="standard" draw:text-style-name="P4" xml:id="id7" draw:id="id7" draw:layer="layout" svg:width="1.5cm" svg:height="1cm" svg:x="5.35cm" svg:y="11.1cm">
          <text:p text:style-name="P2"><text:span text:style-name="T2">↓</text:span><text:span text:style-name="T2">K</text:span></text:p>
        </draw:rect>
        <draw:circle draw:style-name="standard" draw:text-style-name="P3" xml:id="id2" draw:id="id2" draw:layer="layout" svg:width="0.6cm" svg:height="0.6cm" svg:x="8.8cm" svg:y="2.2cm">
          <text:p text:style-name="P2"><text:span text:style-name="T2">×</text:span></text:p>
        </draw:circle>
        <draw:circle draw:style-name="standard" draw:text-style-name="P4" xml:id="id4" draw:id="id4" draw:layer="layout" svg:width="0.6cm" svg:height="0.6cm" svg:x="8.8cm" svg:y="4.3cm">
          <text:p text:style-name="P2"><text:span text:style-name="T2">×</text:span></text:p>
        </draw:circle>
        <draw:circle draw:style-name="standard" draw:text-style-name="P4" xml:id="id6" draw:id="id6" draw:layer="layout" svg:width="0.6cm" svg:height="0.6cm" svg:x="8.8cm" svg:y="6.3cm">
          <text:p text:style-name="P2"><text:span text:style-name="T2">×</text:span></text:p>
        </draw:circle>
        <draw:circle draw:style-name="standard" draw:text-style-name="P4" xml:id="id8" draw:id="id8" draw:layer="layout" svg:width="0.6cm" svg:height="0.6cm" svg:x="8.8cm" svg:y="11.3cm">
          <text:p text:style-name="P2"><text:span text:style-name="T2">×</text:span></text:p>
        </draw:circle>
        <draw:rect draw:style-name="standard" draw:text-style-name="P3" xml:id="id9" draw:id="id9" draw:layer="layout" svg:width="2.5cm" svg:height="1cm" svg:x="11.3cm" svg:y="2cm">
          <text:p text:style-name="P2"><text:span text:style-name="T2">E</text:span><text:span text:style-name="T3">0</text:span><text:span text:style-name="T2">(m)</text:span></text:p>
        </draw:rect>
        <draw:rect draw:style-name="standard" draw:text-style-name="P4" xml:id="id10" draw:id="id10" draw:layer="layout" svg:width="2.5cm" svg:height="1cm" svg:x="11.3cm" svg:y="4.1cm">
          <text:p text:style-name="P2"><text:span text:style-name="T2">E</text:span><text:span text:style-name="T3">1</text:span><text:span text:style-name="T2">(m)</text:span></text:p>
        </draw:rect>
        <draw:rect draw:style-name="standard" draw:text-style-name="P4" xml:id="id11" draw:id="id11" draw:layer="layout" svg:width="2.5cm" svg:height="1cm" svg:x="11.3cm" svg:y="6.1cm">
          <text:p text:style-name="P2"><text:span text:style-name="T2">E</text:span><text:span text:style-name="T3">2</text:span><text:span text:style-name="T2">(m)</text:span></text:p>
        </draw:rect>
        <draw:rect draw:style-name="standard" draw:text-style-name="P4" xml:id="id12" draw:id="id12" draw:layer="layout" svg:width="2.5cm" svg:height="1cm" svg:x="11.3cm" svg:y="11.1cm">
          <text:p text:style-name="P2"><text:span text:style-name="T2">E</text:span><text:span text:style-name="T3">k-1</text:span><text:span text:style-name="T2">(m)</text:span></text:p>
        </draw:rect>
        <draw:circle draw:style-name="standard" draw:text-style-name="P3" xml:id="id13" draw:id="id13" draw:layer="layout" svg:width="0.6cm" svg:height="0.6cm" svg:x="15.15cm" svg:y="2.2cm">
          <text:p text:style-name="P2"><text:span text:style-name="T2">×</text:span></text:p>
        </draw:circle>
        <draw:circle draw:style-name="standard" draw:text-style-name="P4" xml:id="id14" draw:id="id14" draw:layer="layout" svg:width="0.6cm" svg:height="0.6cm" svg:x="15.15cm" svg:y="4.3cm">
          <text:p text:style-name="P2"><text:span text:style-name="T2">×</text:span></text:p>
        </draw:circle>
        <draw:circle draw:style-name="standard" draw:text-style-name="P4" xml:id="id15" draw:id="id15" draw:layer="layout" svg:width="0.6cm" svg:height="0.6cm" svg:x="15.15cm" svg:y="6.3cm">
          <text:p text:style-name="P2"><text:span text:style-name="T2">×</text:span></text:p>
        </draw:circle>
        <draw:circle draw:style-name="standard" draw:text-style-name="P4" xml:id="id16" draw:id="id16" draw:layer="layout" svg:width="0.6cm" svg:height="0.6cm" svg:x="15.15cm" svg:y="11.3cm">
          <text:p text:style-name="P2"><text:span text:style-name="T2">×</text:span></text:p>
        </draw:circle>
        <draw:rect draw:style-name="standard" draw:text-style-name="P3" xml:id="id17" draw:id="id17" draw:layer="layout" svg:width="1.5cm" svg:height="11.2cm" svg:x="17.3cm" svg:y="1.4cm">
          <draw:glue-point draw:id="4" svg:x="-5cm" svg:y="-4.017cm"/>
          <draw:glue-point draw:id="5" svg:x="-5cm" svg:y="-2.142cm"/>
          <draw:glue-point draw:id="6" svg:x="-5cm" svg:y="-0.357cm"/>
          <draw:glue-point draw:id="7" svg:x="-5cm" svg:y="4.107cm"/>
          <draw:glue-point draw:id="8" svg:x="0.333cm" svg:y="3.392cm"/>
          <draw:glue-point draw:id="9" svg:x="5cm" svg:y="-4.017cm"/>
          <draw:glue-point draw:id="10" svg:x="5cm" svg:y="-2.142cm"/>
          <draw:glue-point draw:id="11" svg:x="5cm" svg:y="-0.357cm"/>
          <draw:glue-point draw:id="12" svg:x="5cm" svg:y="4.107cm"/>
          <text:p text:style-name="P2"><text:span text:style-name="T2">DFT</text:span></text:p>
        </draw:rect>
        <draw:connector draw:style-name="standard" draw:layer="layout" svg:x1="6.85cm" svg:y1="2.5cm" svg:x2="8.8cm" svg:y2="2.5cm" draw:start-shape="id1" draw:start-glue-point="1" draw:end-shape="id2" draw:end-glue-point="3" svg:d="M6850 2500h1950">
          <text:p/>
        </draw:connector>
        <draw:connector draw:style-name="standard" draw:layer="layout" svg:x1="6.85cm" svg:y1="4.6cm" svg:x2="8.8cm" svg:y2="4.6cm" draw:start-shape="id3" draw:start-glue-point="1" draw:end-shape="id4" draw:end-glue-point="3" svg:d="M6850 4600h1950">
          <text:p/>
        </draw:connector>
        <draw:connector draw:style-name="standard" draw:layer="layout" svg:x1="6.85cm" svg:y1="6.6cm" svg:x2="8.8cm" svg:y2="6.6cm" draw:start-shape="id5" draw:start-glue-point="1" draw:end-shape="id6" draw:end-glue-point="3" svg:d="M6850 6600h1950">
          <text:p/>
        </draw:connector>
        <draw:connector draw:style-name="standard" draw:layer="layout" svg:x1="6.85cm" svg:y1="11.6cm" svg:x2="8.8cm" svg:y2="11.6cm" draw:start-shape="id7" draw:start-glue-point="1" draw:end-shape="id8" draw:end-glue-point="3" svg:d="M6850 11600h1950">
          <text:p/>
        </draw:connector>
        <draw:connector draw:style-name="standard" draw:layer="layout" svg:x1="9.4cm" svg:y1="2.5cm" svg:x2="11.3cm" svg:y2="2.5cm" draw:start-shape="id2" draw:start-glue-point="1" draw:end-shape="id9" draw:end-glue-point="3" svg:d="M9400 2500h1900">
          <text:p/>
        </draw:connector>
        <draw:connector draw:style-name="standard" draw:layer="layout" svg:x1="9.4cm" svg:y1="4.6cm" svg:x2="11.3cm" svg:y2="4.6cm" draw:start-shape="id4" draw:start-glue-point="1" draw:end-shape="id10" draw:end-glue-point="3" svg:d="M9400 4600h1900">
          <text:p/>
        </draw:connector>
        <draw:connector draw:style-name="standard" draw:layer="layout" svg:x1="9.4cm" svg:y1="6.6cm" svg:x2="11.3cm" svg:y2="6.6cm" draw:start-shape="id6" draw:start-glue-point="1" draw:end-shape="id11" draw:end-glue-point="3" svg:d="M9400 6600h1900">
          <text:p/>
        </draw:connector>
        <draw:connector draw:style-name="standard" draw:layer="layout" svg:x1="9.4cm" svg:y1="11.6cm" svg:x2="11.3cm" svg:y2="11.6cm" draw:start-shape="id8" draw:start-glue-point="1" draw:end-shape="id12" draw:end-glue-point="3" svg:d="M9400 11600h1900">
          <text:p/>
        </draw:connector>
        <draw:rect draw:style-name="_31_" xml:id="id27" draw:id="id27" draw:layer="layout" svg:width="1cm" svg:height="1cm" svg:x="1.3cm" svg:y="11.1cm">
          <text:p>x(n)</text:p>
        </draw:rect>
        <draw:rect draw:style-name="_31_" draw:text-style-name="P3" draw:layer="layout" svg:width="1cm" svg:height="0.4cm" svg:x="5.6cm" svg:y="8.65cm">
          <text:p><text:span text:style-name="T2">...</text:span></text:p>
        </draw:rect>
        <draw:rect draw:style-name="_31_" draw:text-style-name="P3" draw:layer="layout" svg:width="1cm" svg:height="0.4cm" svg:x="8.5cm" svg:y="8.65cm">
          <text:p><text:span text:style-name="T2">...</text:span></text:p>
        </draw:rect>
        <draw:rect draw:style-name="_31_" draw:text-style-name="P3" draw:layer="layout" svg:width="1cm" svg:height="0.4cm" svg:x="12cm" svg:y="8.65cm">
          <text:p><text:span text:style-name="T2">...</text:span></text:p>
        </draw:rect>
        <draw:rect draw:style-name="_31_" draw:text-style-name="P3" draw:layer="layout" svg:width="1cm" svg:height="0.4cm" svg:x="14.95cm" svg:y="8.7cm">
          <text:p><text:span text:style-name="T2">...</text:span></text:p>
        </draw:rect>
        <draw:connector draw:style-name="standard" draw:layer="layout" svg:x1="13.8cm" svg:y1="2.5cm" svg:x2="15.15cm" svg:y2="2.5cm" draw:start-shape="id9" draw:start-glue-point="1" draw:end-shape="id13" draw:end-glue-point="3" svg:d="M13800 2500h1350">
          <text:p/>
        </draw:connector>
        <draw:connector draw:style-name="standard" draw:layer="layout" svg:x1="13.8cm" svg:y1="4.6cm" svg:x2="15.15cm" svg:y2="4.6cm" draw:start-shape="id10" draw:start-glue-point="1" draw:end-shape="id14" draw:end-glue-point="3" svg:d="M13800 4600h1350">
          <text:p/>
        </draw:connector>
        <draw:connector draw:style-name="standard" draw:layer="layout" svg:x1="13.8cm" svg:y1="6.6cm" svg:x2="15.15cm" svg:y2="6.6cm" draw:start-shape="id11" draw:start-glue-point="1" draw:end-shape="id15" draw:end-glue-point="3" svg:d="M13800 6600h1350">
          <text:p/>
        </draw:connector>
        <draw:connector draw:style-name="standard" draw:layer="layout" svg:x1="13.8cm" svg:y1="11.6cm" svg:x2="15.15cm" svg:y2="11.6cm" draw:start-shape="id12" draw:start-glue-point="1" draw:end-shape="id16" draw:end-glue-point="3" svg:d="M13800 11600h1350">
          <text:p/>
        </draw:connector>
        <draw:connector draw:style-name="standard" draw:layer="layout" svg:x1="15.75cm" svg:y1="2.5cm" svg:x2="17.3cm" svg:y2="2.501cm" draw:start-shape="id13" draw:start-glue-point="1" draw:end-shape="id17" draw:end-glue-point="4" svg:d="M15750 2500h775v1h775">
          <text:p/>
        </draw:connector>
        <draw:connector draw:style-name="standard" draw:layer="layout" svg:x1="15.75cm" svg:y1="4.6cm" svg:x2="17.3cm" svg:y2="4.601cm" draw:start-shape="id14" draw:start-glue-point="1" draw:end-shape="id17" draw:end-glue-point="5" svg:d="M15750 4600h775v1h775">
          <text:p/>
        </draw:connector>
        <draw:connector draw:style-name="standard" draw:layer="layout" svg:x1="15.75cm" svg:y1="6.6cm" svg:x2="17.3cm" svg:y2="6.601cm" draw:start-shape="id15" draw:start-glue-point="1" draw:end-shape="id17" draw:end-glue-point="6" svg:d="M15750 6600h775v1h775">
          <text:p/>
        </draw:connector>
        <draw:connector draw:style-name="standard" draw:layer="layout" svg:x1="15.75cm" svg:y1="11.6cm" svg:x2="17.3cm" svg:y2="11.599cm" draw:start-shape="id16" draw:start-glue-point="1" draw:end-shape="id17" draw:end-glue-point="7" svg:d="M15750 11600h775v-1h775">
          <text:p/>
        </draw:connector>
        <draw:connector draw:style-name="standard" draw:layer="layout" svg:x1="18.8cm" svg:y1="6.601cm" svg:x2="20.09cm" svg:y2="6.6cm" draw:start-shape="id17" draw:start-glue-point="11" draw:end-shape="id18" draw:end-glue-point="3" svg:d="M18800 6601h646v-1h644">
          <text:p/>
        </draw:connector>
        <draw:connector draw:style-name="standard" draw:layer="layout" svg:x1="18.8cm" svg:y1="11.599cm" svg:x2="20.09cm" svg:y2="11.6cm" draw:start-shape="id17" draw:start-glue-point="12" draw:end-shape="id19" draw:end-glue-point="3" svg:d="M18800 11599h646v1h644">
          <text:p/>
        </draw:connector>
        <draw:connector draw:style-name="standard" draw:text-style-name="P3" draw:layer="layout" svg:x1="9.1cm" svg:y1="1.7cm" svg:x2="9.1cm" svg:y2="2.2cm" draw:start-shape="id20" draw:start-glue-point="2" draw:end-shape="id2" draw:end-glue-point="0" svg:d="M9100 1700v500">
          <text:p/>
        </draw:connector>
        <draw:rect draw:style-name="_31_" draw:text-style-name="P3" xml:id="id20" draw:id="id20" draw:layer="layout" svg:width="2cm" svg:height="0.6cm" svg:x="8.1cm" svg:y="1.1cm">
          <text:p><text:span text:style-name="T2">(-1)</text:span><text:span text:style-name="T4">(K-1)m</text:span></text:p>
        </draw:rect>
        <draw:rect draw:style-name="_31_" draw:text-style-name="P3" xml:id="id21" draw:id="id21" draw:layer="layout" svg:width="2cm" svg:height="0.6cm" svg:x="8.1cm" svg:y="3.3cm">
          <text:p><text:span text:style-name="T2">(-1)</text:span><text:span text:style-name="T4">(K-1)m</text:span></text:p>
        </draw:rect>
        <draw:connector draw:style-name="standard" draw:text-style-name="P3" draw:layer="layout" svg:x1="9.1cm" svg:y1="3.9cm" svg:x2="9.1cm" svg:y2="4.3cm" draw:start-shape="id21" draw:start-glue-point="2" draw:end-shape="id4" draw:end-glue-point="0" svg:d="M9100 3900v400">
          <text:p/>
        </draw:connector>
        <draw:rect draw:style-name="_31_" draw:text-style-name="P3" xml:id="id22" draw:id="id22" draw:layer="layout" svg:width="2cm" svg:height="0.6cm" svg:x="8.1cm" svg:y="5.3cm">
          <text:p><text:span text:style-name="T2">(-1)</text:span><text:span text:style-name="T4">(K-1)m</text:span></text:p>
        </draw:rect>
        <draw:connector draw:style-name="standard" draw:text-style-name="P3" draw:layer="layout" svg:x1="9.1cm" svg:y1="5.9cm" svg:x2="9.1cm" svg:y2="6.3cm" draw:start-shape="id22" draw:start-glue-point="2" draw:end-shape="id6" draw:end-glue-point="0" svg:d="M9100 5900v400">
          <text:p/>
        </draw:connector>
        <draw:rect draw:style-name="_31_" draw:text-style-name="P3" xml:id="id23" draw:id="id23" draw:layer="layout" svg:width="2cm" svg:height="0.6cm" svg:x="8.1cm" svg:y="10.2cm">
          <text:p><text:span text:style-name="T2">(-1)</text:span><text:span text:style-name="T4">(K-1)m</text:span></text:p>
        </draw:rect>
        <draw:connector draw:style-name="standard" draw:text-style-name="P3" draw:layer="layout" svg:x1="9.1cm" svg:y1="10.8cm" svg:x2="9.1cm" svg:y2="11.3cm" draw:start-shape="id23" draw:start-glue-point="2" draw:end-shape="id8" draw:end-glue-point="0" svg:d="M9100 10800v500">
          <text:p/>
        </draw:connector>
        <draw:rect draw:style-name="_31_" draw:text-style-name="P3" xml:id="id24" draw:id="id24" draw:layer="layout" svg:width="2cm" svg:height="0.6cm" svg:x="14.45cm" svg:y="1.112cm">
          <text:p><text:span text:style-name="T2">(-1)</text:span><text:span text:style-name="T4">0</text:span><text:span text:style-name="T5">e</text:span><text:span text:style-name="T4">0jπ/K</text:span></text:p>
        </draw:rect>
        <draw:frame draw:style-name="gr1" draw:layer="layout" svg:width="0.2cm" svg:height="0.483cm" svg:x="4.166cm" svg:y="-2.8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3" draw:layer="layout" svg:width="1.999cm" svg:height="0.999cm" svg:x="11.326cm" svg:y="3.609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onnector draw:style-name="standard" draw:text-style-name="P3" draw:layer="layout" svg:x1="15.45cm" svg:y1="1.712cm" svg:x2="15.45cm" svg:y2="2.2cm" draw:start-shape="id24" draw:start-glue-point="2" draw:end-shape="id13" draw:end-glue-point="0" svg:d="M15450 1712v488">
          <text:p/>
        </draw:connector>
        <draw:rect draw:style-name="_31_" draw:text-style-name="P3" draw:layer="layout" svg:width="2cm" svg:height="0.6cm" svg:x="14.466cm" svg:y="3.124cm">
          <text:p><text:span text:style-name="T2">(-1)</text:span><text:span text:style-name="T4">1</text:span><text:span text:style-name="T5">e</text:span><text:span text:style-name="T4">1jπ/K</text:span></text:p>
        </draw:rect>
        <draw:rect draw:style-name="_31_" draw:text-style-name="P3" draw:layer="layout" svg:width="2cm" svg:height="0.6cm" svg:x="14.466cm" svg:y="5.124cm">
          <text:p><text:span text:style-name="T2">(-1)</text:span><text:span text:style-name="T4">2</text:span><text:span text:style-name="T5">e</text:span><text:span text:style-name="T4">2jπ/K</text:span></text:p>
        </draw:rect>
        <draw:rect draw:style-name="_31_" draw:text-style-name="P3" draw:layer="layout" svg:width="2cm" svg:height="0.6cm" svg:x="14.466cm" svg:y="10.224cm">
          <text:p><text:span text:style-name="T2">(-1)</text:span><text:span text:style-name="T4">k-1</text:span><text:span text:style-name="T5">e</text:span><text:span text:style-name="T4">(k-1)jπ/K</text:span></text:p>
        </draw:rect>
        <draw:connector draw:style-name="standard" draw:text-style-name="P3" draw:layer="layout" svg:x1="15.451cm" svg:y1="3.724cm" svg:x2="15.45cm" svg:y2="4.3cm" draw:end-shape="id14" draw:end-glue-point="0" svg:d="M15451 3724v38h-1v538">
          <text:p/>
        </draw:connector>
        <draw:connector draw:style-name="standard" draw:text-style-name="P3" draw:layer="layout" svg:x1="15.451cm" svg:y1="5.724cm" svg:x2="15.45cm" svg:y2="6.3cm" draw:end-shape="id15" draw:end-glue-point="0" svg:d="M15451 5724v38h-1v538">
          <text:p/>
        </draw:connector>
        <draw:connector draw:style-name="standard" draw:text-style-name="P3" draw:layer="layout" svg:x1="15.451cm" svg:y1="10.824cm" svg:x2="15.45cm" svg:y2="11.3cm" draw:end-shape="id16" draw:end-glue-point="0" svg:d="M15451 10824v-25h-1v501">
          <text:p/>
        </draw:connector>
        <draw:rect draw:style-name="_31_" draw:text-style-name="P3" xml:id="id25" draw:id="id25" draw:layer="layout" svg:width="1.5cm" svg:height="1cm" svg:x="20.09cm" svg:y="2cm">
          <text:p><text:span text:style-name="T2">y</text:span><text:span text:style-name="T3">0</text:span><text:span text:style-name="T2">(m)</text:span></text:p>
        </draw:rect>
        <draw:connector draw:style-name="standard" draw:layer="layout" svg:x1="18.8cm" svg:y1="2.501cm" svg:x2="20.09cm" svg:y2="2.5cm" draw:start-shape="id17" draw:start-glue-point="9" draw:end-shape="id25" draw:end-glue-point="3" svg:d="M18800 2501h646v-1h644">
          <text:p/>
        </draw:connector>
        <draw:rect draw:style-name="_31_" draw:text-style-name="P3" xml:id="id26" draw:id="id26" draw:layer="layout" svg:width="1.5cm" svg:height="1cm" svg:x="20.09cm" svg:y="4.1cm">
          <text:p><text:span text:style-name="T2">y</text:span><text:span text:style-name="T3">1</text:span><text:span text:style-name="T2">(m)</text:span></text:p>
        </draw:rect>
        <draw:rect draw:style-name="_31_" draw:text-style-name="P3" xml:id="id18" draw:id="id18" draw:layer="layout" svg:width="1.5cm" svg:height="1cm" svg:x="20.09cm" svg:y="6.1cm">
          <text:p><text:span text:style-name="T2">y</text:span><text:span text:style-name="T3">2</text:span><text:span text:style-name="T2">(m)</text:span></text:p>
        </draw:rect>
        <draw:rect draw:style-name="_31_" draw:text-style-name="P3" xml:id="id19" draw:id="id19" draw:layer="layout" svg:width="1.5cm" svg:height="1cm" svg:x="20.09cm" svg:y="11.1cm">
          <text:p><text:span text:style-name="T2">y</text:span><text:span text:style-name="T3">k-1</text:span><text:span text:style-name="T2">(m)</text:span></text:p>
        </draw:rect>
        <draw:connector draw:style-name="standard" draw:layer="layout" svg:x1="18.8cm" svg:y1="4.601cm" svg:x2="20.09cm" svg:y2="4.6cm" draw:start-shape="id17" draw:start-glue-point="10" draw:end-shape="id26" draw:end-glue-point="3" svg:d="M18800 4601h646v-1h644">
          <text:p/>
        </draw:connector>
        <draw:connector draw:style-name="standard" draw:layer="layout" svg:x1="2.3cm" svg:y1="11.6cm" svg:x2="5.35cm" svg:y2="11.6cm" draw:start-shape="id27" draw:start-glue-point="1" draw:end-shape="id7" draw:end-glue-point="3" svg:d="M2300 11600h3050">
          <text:p/>
        </draw:connector>
        <draw:connector draw:style-name="standard" draw:layer="layout" svg:x1="2.3cm" svg:y1="11.6cm" svg:x2="3cm" svg:y2="10.8cm" draw:start-shape="id27" draw:start-glue-point="1" draw:end-shape="id28" draw:end-glue-point="2" svg:d="M2300 11600h700v-800">
          <text:p/>
        </draw:connector>
        <draw:connector draw:style-name="standard" draw:layer="layout" svg:x1="3cm" svg:y1="9.8cm" svg:x2="3cm" svg:y2="8.2cm" draw:start-shape="id28" draw:start-glue-point="0" draw:end-shape="id29" draw:end-glue-point="2" svg:d="M3000 9800v-1600">
          <text:p/>
        </draw:connector>
        <draw:connector draw:style-name="standard" draw:layer="layout" svg:x1="3cm" svg:y1="7.2cm" svg:x2="3cm" svg:y2="6.1cm" draw:start-shape="id29" draw:start-glue-point="0" draw:end-shape="id30" draw:end-glue-point="2" svg:d="M3000 7200v-1100">
          <text:p/>
        </draw:connector>
        <draw:connector draw:style-name="standard" draw:layer="layout" svg:x1="3cm" svg:y1="5.1cm" svg:x2="3cm" svg:y2="4cm" draw:start-shape="id30" draw:start-glue-point="0" draw:end-shape="id31" draw:end-glue-point="2" svg:d="M3000 5100v-1100">
          <text:p/>
        </draw:connector>
        <draw:connector draw:style-name="gr2" draw:layer="layout" svg:x1="3cm" svg:y1="3cm" svg:x2="5.35cm" svg:y2="2.5cm" draw:start-shape="id31" draw:start-glue-point="0" draw:end-shape="id1" draw:end-glue-point="3" svg:d="M3000 3000v-501h1425v1h925">
          <text:p><text:span text:style-name="T2">x</text:span><text:span text:style-name="T3">0</text:span><text:span text:style-name="T2">(n)</text:span></text:p>
        </draw:connector>
        <draw:connector draw:style-name="gr2" draw:layer="layout" svg:x1="3cm" svg:y1="5.1cm" svg:x2="5.35cm" svg:y2="4.6cm" draw:start-shape="id30" draw:start-glue-point="0" draw:end-shape="id3" draw:end-glue-point="3" svg:d="M3000 5100v-501h1425v1h925">
          <text:p><text:span text:style-name="T2">x</text:span><text:span text:style-name="T3">1</text:span><text:span text:style-name="T2">(n)</text:span></text:p>
        </draw:connector>
        <draw:connector draw:style-name="gr2" draw:layer="layout" svg:x1="3cm" svg:y1="7.2cm" svg:x2="5.35cm" svg:y2="6.6cm" draw:start-shape="id29" draw:start-glue-point="0" draw:end-shape="id5" draw:end-glue-point="3" svg:d="M3000 7200v-600h2350">
          <text:p><text:span text:style-name="T2">x</text:span><text:span text:style-name="T3">2</text:span><text:span text:style-name="T2">(n)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2cm" draw:marker-start-center="false" draw:marker-end="Symmetric_20_Arrow" draw:marker-end-width="0.2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Calibri Light'" style:font-style-name="标准" style:font-family-generic="swiss" style:font-pitch="variable" fo:font-size="18pt" fo:letter-spacing="normal" fo:language="en" fo:country="US" fo:font-style="normal" fo:text-shadow="none" style:text-underline-style="none" fo:font-weight="250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10" svg:stroke-color="#000000" draw:marker-end="Symmetric_20_Arrow" draw:fill-gradient-name="Gradient_20_7" draw:fill-hatch-name="Hatch_20_46" draw:fill-image-name="Bitmape_20_1"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cm" svg:stroke-color="#000000" draw:marker-start-width="0.2cm" draw:marker-start-center="false" draw:marker-end="Arrow" draw:marker-end-width="0.3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" style:display-name="1" style:family="graphic" style:parent-style-name="standard">
      <style:graphic-properties svg:stroke-opacity="0%" draw:fill="non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2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1-28T10:48:27.65</meta:creation-date>
    <meta:editing-duration>PT5H24M42S</meta:editing-duration>
    <meta:editing-cycles>5</meta:editing-cycles>
    <meta:generator>OpenOffice/4.1.11$Win32 OpenOffice.org_project/4111m1$Build-9808</meta:generator>
    <meta:initial-creator>Jackie Wang</meta:initial-creator>
    <dc:date>2021-11-28T16:13:08.86</dc:date>
    <dc:creator>Jackie Wang</dc:creator>
    <meta:document-statistic meta:object-count="76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